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e173" officeooo:paragraph-rsid="0001e173"/>
    </style:style>
    <style:style style:name="P2" style:family="paragraph" style:parent-style-name="Standard">
      <style:text-properties fo:font-weight="bold" officeooo:rsid="0001e173" officeooo:paragraph-rsid="0001e173" style:font-weight-asian="bold" style:font-weight-complex="bold"/>
    </style:style>
    <style:style style:name="P3" style:family="paragraph" style:parent-style-name="Standard" style:list-style-name="L1">
      <style:text-properties officeooo:rsid="0001e173" officeooo:paragraph-rsid="0001e173"/>
    </style:style>
    <style:style style:name="P4" style:family="paragraph" style:parent-style-name="Standard" style:list-style-name="L2">
      <style:text-properties officeooo:rsid="0001e173" officeooo:paragraph-rsid="0001e173"/>
    </style:style>
    <style:style style:name="P5" style:family="paragraph" style:parent-style-name="Standard" style:list-style-name="L3">
      <style:text-properties officeooo:rsid="0001e173" officeooo:paragraph-rsid="0001e173"/>
    </style:style>
    <style:style style:name="P6" style:family="paragraph" style:parent-style-name="Standard" style:list-style-name="L2">
      <style:text-properties officeooo:rsid="00021ad2" officeooo:paragraph-rsid="00021ad2"/>
    </style:style>
    <style:style style:name="P7" style:family="paragraph" style:parent-style-name="Standard" style:list-style-name="L3">
      <style:text-properties officeooo:rsid="00021ad2" officeooo:paragraph-rsid="00021ad2"/>
    </style:style>
    <style:style style:name="P8" style:family="paragraph" style:parent-style-name="Standard" style:list-style-name="L2">
      <style:text-properties officeooo:rsid="00064c1c" officeooo:paragraph-rsid="00064c1c"/>
    </style:style>
    <style:style style:name="P9" style:family="paragraph" style:parent-style-name="Standard" style:list-style-name="L2">
      <style:text-properties officeooo:rsid="00092f9d" officeooo:paragraph-rsid="00092f9d"/>
    </style:style>
    <style:style style:name="P10" style:family="paragraph" style:parent-style-name="Standard" style:list-style-name="L3">
      <style:text-properties officeooo:rsid="00092f9d" officeooo:paragraph-rsid="00092f9d"/>
    </style:style>
    <style:style style:name="T1" style:family="text">
      <style:text-properties officeooo:rsid="00048741"/>
    </style:style>
    <style:style style:name="T2" style:family="text">
      <style:text-properties officeooo:rsid="00092f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in constraints:</text:p>
      <text:list xml:id="list962188980349917798" text:style-name="L1">
        <text:list-item>
          <text:p text:style-name="P3">Directions should alternate on neighboring roads. Left should follow right and vice-versa. Up should follow down and vice-versa.</text:p>
        </text:list-item>
        <text:list-item>
          <text:p text:style-name="P3">Motion should happen on left when on highways.</text:p>
        </text:list-item>
        <text:list-item>
          <text:p text:style-name="P3">No right turns are allowed when on highways.</text:p>
        </text:list-item>
        <text:list-item>
          <text:p text:style-name="P3">There can only be one pickup area per block.</text:p>
        </text:list-item>
        <text:list-item>
          <text:p text:style-name="P3">There can only be one charging station and queue per block.</text:p>
        </text:list-item>
        <text:list-item>
          <text:p text:style-name="P3">The map should be symmetrical horizontally.</text:p>
        </text:list-item>
      </text:list>
      <text:p text:style-name="P1"/>
      <text:p text:style-name="P2"><text:span text:style-name="T1">Input Variables</text:span>:</text:p>
      <text:list xml:id="list9054160875539525481" text:style-name="L2">
        <text:list-item>
          <text:p text:style-name="P4">r<text:tab/><text:tab/>total number of rows in the center grid</text:p>
        </text:list-item>
        <text:list-item>
          <text:p text:style-name="P4">c<text:tab/><text:tab/>total number of columns in the center grid</text:p>
        </text:list-item>
        <text:list-item>
          <text:p text:style-name="P4">m<text:tab/><text:tab/>rows in a block of bins</text:p>
        </text:list-item>
        <text:list-item>
          <text:p text:style-name="P4">n<text:tab/><text:tab/>columns in a block of bins</text:p>
        </text:list-item>
        <text:list-item>
          <text:p text:style-name="P6">u<text:tab/><text:tab/>rows in the pickup area</text:p>
        </text:list-item>
        <text:list-item>
          <text:p text:style-name="P6">v<text:tab/><text:tab/>columns in the pickup area</text:p>
        </text:list-item>
        <text:list-item>
          <text:p text:style-name="P8"><text:span text:style-name="T2">p</text:span> <text:tab/><text:tab/>rows in the charging area</text:p>
        </text:list-item>
        <text:list-item>
          <text:p text:style-name="P9">q<text:tab/><text:tab/>columns in the charging area</text:p>
        </text:list-item>
      </text:list>
      <text:p text:style-name="P1"/>
      <text:p text:style-name="P2">Constraints on the input <text:span text:style-name="T1">variables</text:span>:</text:p>
      <text:list xml:id="list620276474545020499" text:style-name="L3">
        <text:list-item>
          <text:p text:style-name="P5">m = 4k + 1, for k &gt;= 1</text:p>
        </text:list-item>
        <text:list-item>
          <text:p text:style-name="P5">n = 4k + 1, for k &gt;= 1</text:p>
        </text:list-item>
        <text:list-item>
          <text:p text:style-name="P5">r = (m + 2)k + 2, for k &gt;= 1</text:p>
        </text:list-item>
        <text:list-item>
          <text:p text:style-name="P5">c = (n + 2)k + 2, for k &gt;= 1</text:p>
        </text:list-item>
        <text:list-item>
          <text:p text:style-name="P7">v = 4k + 3, for k &gt;= 1</text:p>
        </text:list-item>
        <text:list-item>
          <text:p text:style-name="P7">v &lt;= n – 2</text:p>
        </text:list-item>
        <text:list-item>
          <text:p text:style-name="P7">w &gt;= 0</text:p>
        </text:list-item>
        <text:list-item>
          <text:p text:style-name="P10">q = 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21:07:15.601341024</meta:creation-date>
    <dc:date>2019-04-18T21:41:05.033703850</dc:date>
    <meta:editing-duration>PT9M46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206" meta:character-count="854" meta:non-whitespace-character-count="685"/>
  </office:meta>
</office:document-meta>
</file>